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6.999cm" fo:min-width="9.032cm"/>
    </style:style>
    <style:style style:name="gr2" style:family="graphic" style:parent-style-name="standard">
      <style:graphic-properties draw:textarea-horizontal-align="justify" draw:textarea-vertical-align="middle" draw:auto-grow-height="false" fo:min-height="5.969cm" fo:min-width="6.168cm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 fo:min-height="1.406cm" fo:min-width="4.477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 fo:min-height="1.584cm" fo:min-width="3.035cm"/>
    </style:style>
    <style:style style:name="gr5" style:family="graphic" style:parent-style-name="standard">
      <style:graphic-properties draw:fill-color="#ccffff" draw:textarea-horizontal-align="justify" draw:textarea-vertical-align="middle" draw:auto-grow-height="false" fo:min-height="1.451cm" fo:min-width="3.527cm"/>
    </style:style>
    <style:style style:name="gr6" style:family="graphic" style:parent-style-name="standard">
      <style:graphic-properties draw:fill-color="#cc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-color="#cc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532cm" svg:height="7.249cm" svg:x="3.087cm" svg:y="1.745cm">
          <text:p text:style-name="P1">Clockwor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532cm" svg:height="7.249cm" svg:x="9.755cm" svg:y="19.467cm">
          <text:p text:style-name="P1">Clockwo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68cm" svg:height="6.219cm" svg:x="1.879cm" svg:y="11.547cm">
          <text:p text:style-name="P1">Tool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977cm" svg:height="1.656cm" svg:x="3.535cm" svg:y="11.604cm">
          <text:p text:style-name="P1">Subscription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535cm" svg:height="1.834cm" svg:x="8.949cm" svg:y="7.026cm">
          <text:p text:style-name="P1">Command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4.027cm" svg:height="1.701cm" svg:x="3.234cm" svg:y="7.191cm">
          <text:p text:style-name="P1">Channel</text:p>
          <text:p text:style-name="P1">Publish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.023cm" svg:y1="11.604cm" svg:x2="5.247cm" svg:y2="8.892cm" draw:start-shape="id1" draw:start-glue-point="0" draw:end-shape="id2" draw:end-glue-point="2" svg:d="M6023 11604v-1356h-776v-1356" svg:viewBox="0 0 777 2713">
          <text:p/>
        </draw:connector>
        <draw:connector draw:style-name="gr6" draw:text-style-name="P3" draw:layer="layout" svg:x1="6.023cm" svg:y1="11.604cm" svg:x2="10.716cm" svg:y2="8.86cm" draw:start-shape="id1" draw:start-glue-point="0" draw:end-shape="id3" draw:end-glue-point="2" svg:d="M6023 11604v-1372h4693v-1372" svg:viewBox="0 0 4694 2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Leadbeater</meta:initial-creator>
    <meta:creation-date>2015-05-04T01:48:09.560954000</meta:creation-date>
    <dc:date>2015-05-05T06:45:06.545167000</dc:date>
    <dc:creator>Martin Leadbeater</dc:creator>
    <meta:editing-duration>PT21H16M1S</meta:editing-duration>
    <meta:editing-cycles>2</meta:editing-cycles>
    <meta:generator>LibreOffice/4.4.1.2$MacOSX_X86_64 LibreOffice_project/45e2de17089c24a1fa810c8f975a7171ba4cd432</meta:generator>
    <meta:document-statistic meta:object-count="8"/>
  </office:meta>
</office:document-meta>
</file>